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334000029589D51D41F.svm"/>
  <manifest:file-entry manifest:media-type="" manifest:full-path="Pictures/2000000700005334000028D4C7BEE5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4pt" style:text-underline-style="none" fo:font-weight="bold" style:font-size-asian="14pt" style:font-weight-asian="bold" style:font-size-complex="14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1">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2">
      <style:paragraph-properties fo:margin-left="1.25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2">
      <style:paragraph-properties fo:margin-left="2.50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2">
      <style:paragraph-properties fo:margin-left="3.752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2">
      <style:paragraph-properties fo:margin-left="5.002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 and Evaluation</text:p>
      <text:p text:style-name="P2"/>
      <text:p text:style-name="P2"/>
      <text:p text:style-name="P3">5.1: In this chapter</text:p>
      <text:p text:style-name="P4">Here I will explain what I discovered through the process of developing this project. I will begin by examining the results of modifying the parameters within my code. I will then discuss what limitations I found for the use of GA's in generating NPC's in games, as well as the areas in which the GA showed promise for games in future. I will also discuss some of the limits of my study and what questions remain unanswered.</text:p>
      <text:p text:style-name="P4"/>
      <text:p text:style-name="P5">5.2 Physics parameters</text:p>
      <text:p text:style-name="P4">I will begin by discussing the effects of changing the physics parameters within the simulation. How this affects the evolution of the ships, and in turn how this affects the game-play.</text:p>
      <text:p text:style-name="P4"/>
      <text:p text:style-name="P4">The main parameters that I toyed with in modifying the physics of the simulation are:</text:p>
      <text:list xml:id="list5545164946482087043" text:style-name="L1">
        <text:list-item>
          <text:p text:style-name="P8">The engine power of the ships (A constant amount of force that <text:tab/><text:tab/><text:tab/>engines apply when they engage).</text:p>
        </text:list-item>
        <text:list-item>
          <text:p text:style-name="P8">The block mass (The constant mass that blocks and engines have)</text:p>
        </text:list-item>
        <text:list-item>
          <text:p text:style-name="P8">The block drag (The linear drag of a block)</text:p>
        </text:list-item>
        <text:list-item>
          <text:p text:style-name="P8">The block angular drag</text:p>
        </text:list-item>
      </text:list>
      <text:p text:style-name="P4"/>
      <text:p text:style-name="P4">As I discussed briefly in my implementation section, the engine power of the ships is a very volatile parameter. At low values, the engine power is not enough to quickly change the velocity of the ship, since engaged engines have little affect on the momentum of the ship. However, above a certain level, engaged engines have too great an effect on the ships momentum, and it is likely that an engaged engine will cause the ship to spin un-controllably. If the engine power is too high or too low, it quickly becomes unlikely that the GA will find a good solution within a reasonable time frame. To understand this, we must first understand a concept in genetic algorithms described as the “sweet spot.”</text:p>
      <text:p text:style-name="P4"/>
      <text:p text:style-name="P6"><draw:frame draw:style-name="fr1" draw:name="graphics1" text:anchor-type="paragraph" svg:x="0.489cm" svg:y="0cm" svg:width="15.291cm" svg:height="7.504cm" draw:z-index="0"><draw:image xlink:href="Pictures/2000000700005334000028D4C7BEE575.svm" xlink:type="simple" xlink:show="embed" xlink:actuate="onLoad"/></draw:frame><text:soft-page-break/>Figure 5.1 (Image to illustrate how fitness may vary over the solution space)</text:p>
      <text:p text:style-name="P6"><draw:frame draw:style-name="fr1" draw:name="graphics2" text:anchor-type="paragraph" svg:x="0.885cm" svg:y="0.132cm" svg:width="15.231cm" svg:height="7.567cm" draw:z-index="1"><draw:image xlink:href="Pictures/2000000700005334000029589D51D41F.svm" xlink:type="simple" xlink:show="embed" xlink:actuate="onLoad"/></draw:frame>Figure 5.2 (Image to illustrate how fitness may vary over the solution space, to be contrasted with figure 5.1)</text:p>
      <text:p text:style-name="P4"/>
      <text:p text:style-name="P4">Figures 5.1 and 5.2 attempt to illustrate the idea of a sweet spot within a GA. The x axis represents all possible solutions to the problem that the GA is trying to solve, and the y axis represents the fitness of those potential solutions. In figure 5.1 we have a problem that the GA can solve. Given any random solution in the space, the algorithm would be able to find the local optimum solution by exploiting that area of the solution space. Through mutation, the algorithm will explore far different areas of the solution space, which it can then also exploit, and eventually should find the sweet spot. i.e. the most efficient solution to the problem. </text:p>
      <text:p text:style-name="P4"/>
      <text:p text:style-name="P4">In comparison, given a solution space such as the one illustrated by figure 5.2, the GA may struggle to find the optimum solution, because the solution space has a vanishing sweet spot. Most of the solution space is very similar in fitness, meaning that offspring are likely to have similar fitness to their parents. This situation leaves no potential for exploitation of solutions, so in order for the GA to find the sweet <text:soft-page-break/>spot, it must essentially randomly try different solutions until it finds something that is near perfect. This actually defeats the point of using a GA, because where there is no potential for exploitation of already explored areas of the solution space, the algorithm is logically similar to testing random solutions.</text:p>
      <text:p text:style-name="P4"/>
      <text:p text:style-name="P4">When assessing the effects of any parameter changes, it is useful to address what these changes are doing to the solution space. Turning the engine power up too high, for example, created a vanishing sweet spot in the solution space because of the accuracy required for solutions to be good.</text:p>
      <text:p text:style-name="P4"/>
      <text:p text:style-name="P4">Changing the mass of the blocks has a similar effect to changing the engine power, in that too low a block mass leaves few possible stable solutions, because the engine power has more effect on the momentum of the ship. </text:p>
      <text:p text:style-name="P4"/>
      <text:p text:style-name="P4"/>
      <text:p text:style-name="P4"/>
      <text:p text:style-name="P4"/>
      <text:p text:style-name="P4"/>
      <text:list xml:id="list7303417001866588117" text:style-name="L2">
        <text:list-item>
          <text:p text:style-name="P9">Evaluation</text:p>
        </text:list-item>
        <text:list-item>
          <text:p text:style-name="P10">Effects of changing parameters</text:p>
        </text:list-item>
        <text:list-item>
          <text:p text:style-name="P11">physics parameters</text:p>
        </text:list-item>
        <text:list-item>
          <text:p text:style-name="P12">Engine power</text:p>
        </text:list-item>
        <text:list-item>
          <text:p text:style-name="P12">block mass</text:p>
        </text:list-item>
        <text:list-item>
          <text:p text:style-name="P12">block drag</text:p>
        </text:list-item>
        <text:list-item>
          <text:p text:style-name="P12">block angular drag</text:p>
        </text:list-item>
        <text:list-item>
          <text:p text:style-name="P11">chromosome parameters</text:p>
        </text:list-item>
        <text:list-item>
          <text:p text:style-name="P12">chance of child node</text:p>
        </text:list-item>
        <text:list-item>
          <text:p text:style-name="P12">max ship depth</text:p>
        </text:list-item>
        <text:list-item>
          <text:p text:style-name="P12">max child rotation</text:p>
        </text:list-item>
        <text:list-item>
          <text:p text:style-name="P11">test environment parameters</text:p>
        </text:list-item>
        <text:list-item>
          <text:p text:style-name="P12">standard generation time</text:p>
        </text:list-item>
        <text:list-item>
          <text:p text:style-name="P12">mutation probability</text:p>
        </text:list-item>
        <text:list-item>
          <text:p text:style-name="P12">time to de-activation</text:p>
        </text:list-item>
        <text:list-item>
          <text:p text:style-name="P11">fitness parameters</text:p>
        </text:list-item>
        <text:list-item>
          <text:p text:style-name="P12">fuel cost</text:p>
        </text:list-item>
        <text:list-item>
          <text:p text:style-name="P12">slow cost</text:p>
        </text:list-item>
        <text:list-item>
          <text:p text:style-name="P12">stillness cost</text:p>
        </text:list-item>
        <text:list-item>
          <text:p text:style-name="P12">angular velocity cost multiplier</text:p>
        </text:list-item>
        <text:list-item>
          <text:p text:style-name="P12">bloat multiplier</text:p>
        </text:list-item>
        <text:list-item>
          <text:p text:style-name="P12">orb multiplier</text:p>
        </text:list-item>
        <text:list-item>
          <text:p text:style-name="P11">game parameters</text:p>
        </text:list-item>
        <text:list-item>
          <text:p text:style-name="P12">max distance to change target</text:p>
        </text:list-item>
        <text:list-item>
          <text:p text:style-name="P12">max retarget interval</text:p>
        </text:list-item>
        <text:list-item>
          <text:p text:style-name="P12"><text:soft-page-break/>player speed</text:p>
        </text:list-item>
        <text:list-item>
          <text:p text:style-name="P12">players start lives</text:p>
        </text:list-item>
        <text:list-item>
          <text:p text:style-name="P12">player hit immune time</text:p>
        </text:list-item>
        <text:list-item>
          <text:p text:style-name="P10">Good vs bad of using GA</text:p>
        </text:list-item>
        <text:list-item>
          <text:p text:style-name="P10">Limits of study</text:p>
        </text:list-item>
        <text:list-item>
          <text:p text:style-name="P11">Future resear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4T15:35:40.87</meta:creation-date>
    <dc:date>2015-04-16T18:37:24.87</dc:date>
    <dc:creator>Sam Amantea-Collins</dc:creator>
    <meta:editing-duration>PT2H38M3S</meta:editing-duration>
    <meta:editing-cycles>10</meta:editing-cycles>
    <meta:generator>OpenOffice/4.0.0$Win32 OpenOffice.org_project/400m3$Build-9702</meta:generator>
    <meta:document-statistic meta:table-count="0" meta:image-count="2" meta:object-count="0" meta:page-count="4" meta:paragraph-count="48" meta:word-count="778" meta:character-count="4377"/>
  </office:meta>
</office:document-meta>
</file>